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bleWebBindingInitializer.getConversion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bleWebBindingInitializer.isDirectFieldA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bleWebBindingInitializer.initBinder( WebDataBinder binde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nfigurableWebBindingInitializer.get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bleWebBindingInitializer.getMessageCodes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bleWebBindingInitializer.isAutoGrowNestedPath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bleWebBindingInitializer.getPropertyEditorRegistr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bleWebBindingInitializer.setPropertyEditorRegistrar( PropertyEditorRegistrar propertyEditorRegistr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bleWebBindingInitializer.setValidator( @ Nullable Validator valid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bleWebBindingInitializer.setMessageCodesResolver( @ Nullable MessageCodesResolver messageCodes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bleWebBindingInitializer.getBindingError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bleWebBindingInitializer.setDirectFieldAccess( boolean directFieldAc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bleWebBindingInitializer.setAutoGrowNestedPaths( boolean autoGrowNestedPath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bleWebBindingInitializer.setConversionService( @ Nullable ConversionService convers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bleWebBindingInitializer.setPropertyEditorRegistrars( @ Nullable PropertyEditorRegistrar [ ] propertyEditorRegistr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bleWebBindingInitializer.setBindingErrorProcessor( @ Nullable BindingErrorProcessor bindingError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